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.009cm" fo:margin-right="-0.018cm" fo:margin-top="0cm" fo:margin-bottom="0.3cm" fo:text-align="justify" style:justify-single-word="false" fo:text-indent="0cm" style:auto-text-indent="false"/>
      <style:text-properties style:font-name="Arial"/>
    </style:style>
    <style:style style:name="P2" style:family="paragraph" style:parent-style-name="Standard">
      <style:paragraph-properties fo:margin-left="0.009cm" fo:margin-right="-0.018cm" fo:margin-top="0cm" fo:margin-bottom="0.3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3" style:family="paragraph" style:parent-style-name="Fram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margin-left="0.009cm" fo:margin-right="0.009cm" fo:margin-top="0cm" fo:margin-bottom="0.3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6" style:family="paragraph" style:parent-style-name="Heading_20_2"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style:shadow="none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emo Report - <text:s/><text:placeholder text:placeholder-type="text">&lt;data['form']['title']&gt;</text:placeholder> <text:placeholder text:placeholder-type="text">&lt;data['form']['partner_id']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Merged table cells</text:p>
          </table:table-cell>
          <table:covered-table-cell/>
        </table:table-row>
        <table:table-row>
          <table:table-cell table:style-name="Table1.A2" office:value-type="string">
            <text:p text:style-name="P1"><text:span text:style-name="T1"><text:placeholder text:placeholder-type="text">&lt;setLang(o.lang or 'en_US')&gt;</text:placeholder></text:span><text:span text:style-name="T1"><text:text-input text:description="&lt;get_label(o, 'name')&gt;">Label of "res.partner" model "name" field</text:text-input></text:span><text:span text:style-name="T1">:</text:span></text:p>
            <text:p text:style-name="P1"><text:span text:style-name="T1"><text:text-input text:description="&lt;o.name&gt;">Partner's name</text:text-input></text:span><text:span text:style-name="T1"><text:text-input text:description="&lt;o.title and ', '+get_selection_item(o, 'title') or ''&gt;">, Title</text:text-input></text:span></text:p>
          </table:table-cell>
          <table:table-cell table:style-name="Table1.B2" office:value-type="string">
            <text:p text:style-name="P5"><draw:frame draw:style-name="fr1" draw:name="image: barcode(o.ref, 'code39')" text:anchor-type="paragraph" svg:y="0.203cm" svg:width="4.364cm" draw:z-index="0"><draw:text-box fo:min-height="0.79cm"><text:p text:style-name="P3"/></draw:text-box></draw:frame><text:placeholder text:placeholder-type="text">&lt;safe('o.ref', o)&gt;</text:placeholder></text:p>
          </table:table-cell>
        </table:table-row>
        <table:table-row>
          <table:table-cell table:style-name="Table1.A2" office:value-type="string">
            <text:p text:style-name="P2"><text:text-input text:description="&lt;hello_world('gugus')&gt;">Hallo</text:text-input></text:p>
          </table:table-cell>
          <table:table-cell table:style-name="Table1.B2" office:value-type="string">
            <text:p text:style-name="Standard"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/text:p>
          </table:table-cell>
        </table:table-row>
      </table:table>
      <text:h text:style-name="P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6-01T12:19:36.49</meta:creation-date>
    <dc:date>2014-10-31T10:58:51.49</dc:date>
    <meta:editing-duration>P1DT33M47S</meta:editing-duration>
    <meta:editing-cycles>175</meta:editing-cycles>
    <meta:generator>OpenOffice/4.1.0$Win32 OpenOffice.org_project/410m18$Build-9764</meta:generator>
    <dc:creator>Renzo Meister</dc:creator>
    <meta:document-statistic meta:table-count="1" meta:image-count="0" meta:object-count="0" meta:page-count="1" meta:paragraph-count="8" meta:word-count="56" meta:character-count="274"/>
    <meta:user-defined meta:name="Info 1"/>
    <meta:user-defined meta:name="Info 2"/>
    <meta:user-defined meta:name="Info 3"/>
    <meta:user-defined meta:name="Info 4"/>
  </office:meta>
</office:document-meta>
</file>